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018a6"/>
    </style:style>
    <style:style style:name="T2" style:family="text">
      <style:text-properties officeooo:rsid="001411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 am a tech-oriented person, who tries to find solutions for society's common problems through tech. I’<text:span text:style-name="T1">ve been</text:span> very much involved in the field since my high-school days, <text:span text:style-name="T1">and since then</text:span> I’<text:span text:style-name="T1">ve</text:span> participated <text:span text:style-name="T1">various tech competitions including</text:span> the science congress <text:span text:style-name="T1">and a few other at my University</text:span>. After graduating high school in 2016, much gratitude <text:span text:style-name="T1">to the</text:span> TFGF for making it possible, I went for an open day at Moringa School, but could not manage to get into their Software Engineering program due to financial constraints. So I waited for my University placement, where I hoped to get into the tech world by pursuing a course in electrical engineering. Turned out fate had different plans for me then, and I was enrolled for an Economics degree. It was not till two years into <text:span text:style-name="T1">the</text:span> program that I got to know that I could switch into a more tech oriented field, and I began my B<text:span text:style-name="T1">S</text:span>c. in Biomedical Engineering program. I'm in my third year now, and I've interacted with a few programm<text:span text:style-name="T1">i</text:span>ng languages, including C, C++ and Python. This has enlighten<text:span text:style-name="T1">e</text:span>d me on the opportunity and potential the Software Engineering field has on imparting positive change in the community. <text:span text:style-name="T1">Recently</text:span>, I've been focusing on perfecting my ski<text:span text:style-name="T1">l</text:span>ls in <text:span text:style-name="T1">P</text:span>ython on my own, and also getting to master HTML and CSS. The goal is to become a master full-stack web developer, a goal that self-teaching is not making so easy to achi<text:span text:style-name="T1">e</text:span>ve. Thankfully, the Tufuzu scholarship program is here to my rescue.</text:p>
      <text:p text:style-name="Standard"/>
      <text:p text:style-name="Standard">I am a strong believer in the slogan teamwork makes the dream work, and I feel that this is what the Tufuzu program is all about. I have been in so many teams, both at school and out here in society, and I've come to learn to be a productive team player, to lead, and to be led. Through this, I've seen us achieve so much, even when the challenges seem insurmountable. This is what the program is gifting me, and what I also bring to the table. </text:p>
      <text:p text:style-name="Standard"/>
      <text:p text:style-name="Standard">I've come to learn and practice design thinking in recent years, having to apply it to come up with innovative solutions to specific problems. This is a quality that I believe will spice up the whole soup.</text:p>
      <text:p text:style-name="Standard"/>
      <text:p text:style-name="Standard">As of now, I believe my biggest contribution will be in the health sector. The health in Africa is still a long way from perfect, being faced with epidemics, poverty, congestion in hospitals, late detection of diseases, insufficient medical equipment, and brain drain of African doctors among others. I intend to spend a lifetime providing solutions to these particular issues, and I know tech will be my sling and stone for this Goliath. </text:p>
      <text:p text:style-name="Standard">In this light, besides pursuing a degree in biomedical engineering, I am sharpening my skills in programming, currently coding my way from a novice python developer to a professional developer. I <text:s/>am also cementing my career in tech by joining professional bodies like the IEEE, and enrolling in tech programs such as the Google Africa Developer Scholarship prog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5:24:29.357648191</meta:creation-date>
    <dc:date>2022-09-18T17:14:32.912195168</dc:date>
    <meta:editing-duration>PT59M21S</meta:editing-duration>
    <meta:editing-cycles>1</meta:editing-cycles>
    <meta:document-statistic meta:table-count="0" meta:image-count="0" meta:object-count="0" meta:page-count="1" meta:paragraph-count="5" meta:word-count="507" meta:character-count="2915" meta:non-whitespace-character-count="2410"/>
    <meta:generator>LibreOffice/7.3.5.2$Linux_X86_64 LibreOffice_project/30$Build-2</meta:generator>
  </office:meta>
</office:document-meta>
</file>